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ext-properties fo:color="#579d1c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11">
      <style:text-properties fo:color="#579d1c"/>
    </style:style>
    <style:style style:name="ce8" style:family="table-cell" style:parent-style-name="Default" style:data-style-name="N11">
      <style:text-properties fo:color="#ffcc00"/>
    </style:style>
    <style:style style:name="ce9" style:family="table-cell" style:parent-style-name="Default" style:data-style-name="N11">
      <style:text-properties fo:color="#ff0000"/>
    </style:style>
    <style:style style:name="ce10" style:family="table-cell" style:parent-style-name="Default" style:data-style-name="N2"/>
    <style:style style:name="ce11" style:family="table-cell" style:parent-style-name="Default">
      <style:text-properties fo:color="#ff3300"/>
    </style:style>
    <style:style style:name="ce12" style:family="table-cell" style:parent-style-name="Default" style:data-style-name="N107">
      <style:text-properties fo:color="#579d1c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MID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141">
            <text:p>141,0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 table:style-name="ce7" table:formula="of:=[.D2]+[.B11]+[.D9]+[.F9]+[.H12]" office:value-type="percentage" office:value="0.045">
            <text:p>4,5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223.474780897258">
            <text:p>$223,47</text:p>
          </table:table-cell>
          <table:table-cell table:style-name="ce12" table:formula="of:=[.G2]/1.07" office:value-type="currency" office:currency="EUR" office:value="208.854935417998">
            <text:p>208,85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4.55">
            <text:p>4,55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3]+[.E2]-[.D2]" office:value-type="percentage" office:value="0.06">
            <text:p>6,0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159.727670896893">
            <text:p>$159,73</text:p>
          </table:table-cell>
          <table:table-cell table:style-name="ce13" table:formula="of:=[.G3]/1.07" office:value-type="currency" office:currency="EUR" office:value="149.2781970999">
            <text:p>149,28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153.89772217005">
            <text:p>153,90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1.024">
            <text:p>1,024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4]+[.E3]-[.D3]" office:value-type="percentage" office:value="0.075">
            <text:p>7,5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120.695020021832">
            <text:p>$120,70</text:p>
          </table:table-cell>
          <table:table-cell table:style-name="ce14" table:formula="of:=[.G4]/1.07" office:value-type="currency" office:currency="EUR" office:value="112.799084132554">
            <text:p>112,80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5.6">
            <text:p>$5,60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4.443359375">
            <text:p>4,44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9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MID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141">
            <text:p>141,0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85">
            <text:p>8,50%</text:p>
          </table:table-cell>
          <table:table-cell table:style-name="ce7" table:formula="of:=[.D2]+[.B11]+[.D9]+[.F9]+[.H12]" office:value-type="percentage" office:value="0.06">
            <text:p>6,0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240.161962312828">
            <text:p>$240,16</text:p>
          </table:table-cell>
          <table:table-cell table:style-name="ce12" table:formula="of:=[.G2]/1.07" office:value-type="currency" office:currency="EUR" office:value="224.450432068064">
            <text:p>224,45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4.55">
            <text:p>4,55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1">
            <text:p>10,00%</text:p>
          </table:table-cell>
          <table:table-cell table:style-name="ce8" table:formula="of:=[.D3]+[.E2]-[.D2]" office:value-type="percentage" office:value="0.075">
            <text:p>7,5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181.473583675684">
            <text:p>$181,47</text:p>
          </table:table-cell>
          <table:table-cell table:style-name="ce13" table:formula="of:=[.G3]/1.07" office:value-type="currency" office:currency="EUR" office:value="169.601480070732">
            <text:p>169,60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173.498412452695">
            <text:p>173,50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1.024">
            <text:p>1,024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15">
            <text:p>11,50%</text:p>
          </table:table-cell>
          <table:table-cell table:style-name="ce9" table:formula="of:=[.D4]+[.E3]-[.D3]" office:value-type="percentage" office:value="0.09">
            <text:p>9,0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143.633793282037">
            <text:p>$143,63</text:p>
          </table:table-cell>
          <table:table-cell table:style-name="ce14" table:formula="of:=[.G4]/1.07" office:value-type="currency" office:currency="EUR" office:value="134.237189983213">
            <text:p>134,24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8.42">
            <text:p>$8,42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4.443359375">
            <text:p>4,44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9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9">29.01.2023</text:date>, <text:time>20:35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1-29T20:35:00.90</dc:date>
    <dc:creator>aaa </dc:creator>
    <meta:editing-duration>P2DT20H55S</meta:editing-duration>
    <meta:editing-cycles>49</meta:editing-cycles>
    <meta:generator>OpenOffice/4.1.5$Win32 OpenOffice.org_project/415m1$Build-9789</meta:generator>
    <meta:document-statistic meta:table-count="2" meta:cell-count="176" meta:object-count="0"/>
  </office:meta>
</office:document-meta>
</file>